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430" officeooo:paragraph-rsid="0005d430"/>
    </style:style>
    <style:style style:name="P2" style:family="paragraph" style:parent-style-name="Standard">
      <style:text-properties officeooo:paragraph-rsid="0005d430"/>
    </style:style>
    <style:style style:name="P3" style:family="paragraph" style:parent-style-name="Standard">
      <style:text-properties officeooo:rsid="0006fd7b" officeooo:paragraph-rsid="0006fd7b"/>
    </style:style>
    <style:style style:name="P4" style:family="paragraph" style:parent-style-name="Text_20_body">
      <style:text-properties officeooo:rsid="00080c33" officeooo:paragraph-rsid="00080c33"/>
    </style:style>
    <style:style style:name="P5" style:family="paragraph" style:parent-style-name="Text_20_body">
      <style:text-properties officeooo:paragraph-rsid="00080c33"/>
    </style:style>
    <style:style style:name="P6" style:family="paragraph" style:parent-style-name="Text_20_body">
      <style:text-properties officeooo:rsid="000a0655" officeooo:paragraph-rsid="000a0655"/>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text-properties officeooo:rsid="00080c33" officeooo:paragraph-rsid="00080c33"/>
    </style:style>
    <style:style style:name="P9" style:family="paragraph" style:parent-style-name="Preformatted_20_Text">
      <style:paragraph-properties fo:margin-top="0cm" fo:margin-bottom="0.499cm" loext:contextual-spacing="false"/>
      <style:text-properties officeooo:paragraph-rsid="00080c33"/>
    </style:style>
    <style:style style:name="P10" style:family="paragraph" style:parent-style-name="Preformatted_20_Text">
      <style:paragraph-properties fo:margin-top="0cm" fo:margin-bottom="0.499cm" loext:contextual-spacing="false"/>
      <style:text-properties officeooo:rsid="000b385c" officeooo:paragraph-rsid="000b385c"/>
    </style:style>
    <style:style style:name="P11" style:family="paragraph" style:parent-style-name="Text_20_body">
      <style:text-properties officeooo:rsid="000fcbfa" officeooo:paragraph-rsid="000fcbfa"/>
    </style:style>
    <style:style style:name="P12" style:family="paragraph" style:parent-style-name="Preformatted_20_Text">
      <style:paragraph-properties fo:margin-top="0cm" fo:margin-bottom="0.499cm" loext:contextual-spacing="false"/>
    </style:style>
    <style:style style:name="P13" style:family="paragraph" style:parent-style-name="Preformatted_20_Text">
      <style:paragraph-properties fo:margin-top="0cm" fo:margin-bottom="0.499cm" loext:contextual-spacing="false"/>
      <style:text-properties officeooo:rsid="000b385c" officeooo:paragraph-rsid="000b385c"/>
    </style:style>
    <style:style style:name="P14" style:family="paragraph" style:parent-style-name="Preformatted_20_Text">
      <style:paragraph-properties fo:margin-top="0cm" fo:margin-bottom="0.499cm" loext:contextual-spacing="false"/>
      <style:text-properties officeooo:rsid="000fcbfa" officeooo:paragraph-rsid="000fcbfa"/>
    </style:style>
    <style:style style:name="T1" style:family="text">
      <style:text-properties fo:font-weight="bold"/>
    </style:style>
    <style:style style:name="T2" style:family="text">
      <style:text-properties officeooo:rsid="0005d430"/>
    </style:style>
    <style:style style:name="T3" style:family="text">
      <style:text-properties officeooo:rsid="00080c33"/>
    </style:style>
    <style:style style:name="T4" style:family="text">
      <style:text-properties officeooo:rsid="000b38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span>Jenkins is a software that allows <text:span text:style-name="T1">continuous integration</text:span>. Jenkins will be installed on a server where the central build will take place</text:p>
      <text:p text:style-name="P2"><text:span text:style-name="T2">#</text:span>Continuous Integration is a development practice that requires developers to integrate code into a shared repository at regular intervals. This concept was meant to remove the problem of finding later occurrence of issues in the build lifecycle. Continuous integration requires the developers to have frequent builds. The common practice is that whenever a code commit occurs, a build should be triggered.</text:p>
      <text:p text:style-name="P1">#</text:p>
      <text:p text:style-name="P3">adcd5703e1694ccea592c478a5355564</text:p>
      <text:p text:style-name="P3"/>
      <text:h text:style-name="Heading_20_3" text:outline-level="3">Steps to install jenkins</text:h>
      <text:p text:style-name="P6">Visit this site to install and configure jenkins (https://www.unixmen.com/install-jenkins-on-ubuntu-16-04/)</text:p>
      <text:p text:style-name="P5"><text:span text:style-name="T3">Step-1 <text:s/></text:span>apt install python-software-properties</text:p>
      <text:p text:style-name="P5"><text:span text:style-name="T3">step-2 </text:span>add-apt-repository ppa:openjdk-r/ppa</text:p>
      <text:p text:style-name="P4"/>
      <text:p text:style-name="P5"><text:span text:style-name="T3">Step-3 </text:span># apt update</text:p>
      <text:p text:style-name="P7"># apt install openjdk-<text:span text:style-name="T3">8</text:span>-jdk</text:p>
      <text:p text:style-name="P9"><text:span text:style-name="T3">Step-4 </text:span>wget -q -O - https://pkg.jenkins.io/debian/jenkins.io.key | sudo apt-key add -</text:p>
      <text:p text:style-name="P9"><text:span text:style-name="T3">Step-5 </text:span>sh -c 'echo deb http://pkg.jenkins.io/debian-stable binary/ &gt; /etc/apt/sources.list.d/jenkins.list'</text:p>
      <text:p text:style-name="P9"><text:span text:style-name="T3">Step-6 </text:span># apt update</text:p>
      <text:p text:style-name="P7"># apt install jenkins</text:p>
      <text:p text:style-name="P9"><text:span text:style-name="T3">Step-6 </text:span>systemctl start jenkins</text:p>
      <text:p text:style-name="P9"><text:span text:style-name="T3">Step-7 </text:span># apt install apache2</text:p>
      <text:p text:style-name="P9"><text:span text:style-name="T3">Step-8 </text:span># a2enmod proxy</text:p>
      <text:p text:style-name="P7"># a2enmod proxy_http</text:p>
      <text:p text:style-name="P8">Step-9</text:p>
      <text:p text:style-name="P8"># a2ensite jenkins</text:p>
      <text:p text:style-name="P8"/>
      <text:p text:style-name="P8">Step-10</text:p>
      <text:p text:style-name="P8"># systemctl restart apache2</text:p>
      <text:p text:style-name="P7"># systemctl restart jenkins</text:p>
      <text:p text:style-name="P8">Step-11</text:p>
      <text:p text:style-name="P8"><text:soft-page-break/>netstat -plntu | grep 80</text:p>
      <text:p text:style-name="P8">Step-12</text:p>
      <text:p text:style-name="P8"><text:span text:style-name="Source_20_Text">http://localhost:8080</text:span></text:p>
      <text:p text:style-name="P8"><text:s/><text:span text:style-name="T4">User name abhi_123</text:span></text:p>
      <text:p text:style-name="P10">p/w <text:a xlink:type="simple" xlink:href="mailto:koitohogaapna@123" text:style-name="Internet_20_link" text:visited-style-name="Visited_20_Internet_20_Link">koitohogaapna@123</text:a></text:p>
      <text:p text:style-name="P10">url = <text:a xlink:type="simple" xlink:href="http://localhost:8080/abhishek" text:style-name="Internet_20_link" text:visited-style-name="Visited_20_Internet_20_Link">http://localhost:8080/abhishek</text:a></text:p>
      <text:p text:style-name="P10"><text:a xlink:type="simple" xlink:href="http://localhost:8080/login" text:style-name="Internet_20_link" text:visited-style-name="Visited_20_Internet_20_Link">http://localhost:8080/login</text:a></text:p>
      <text:p text:style-name="P10"/>
      <text:p text:style-name="P14">### important step </text:p>
      <text:p text:style-name="P14">make changes in port after installing</text:p>
      <text:p text:style-name="P14">Follow this site</text:p>
      <text:p text:style-name="P14">(https://askubuntu.com/questions/603451/why-am-i-getting-the-apache2-ubuntu-default-page-instead-of-my-own-index-html-pa)</text:p>
      <text:p text:style-name="P14">or make changes in </text:p>
      <text:p text:style-name="P11">cd /etc/default</text:p>
      <text:p text:style-name="P11">nano jenkins</text:p>
      <text:p text:style-name="Text_20_body">It could be that another instance of Tomcat is already running on port 8080. Try changing the http port in <text:span text:style-name="Source_20_Text">/etc/default/jenkins</text:span>, e.g. replace this line:</text:p>
      <text:p text:style-name="P7"><text:span text:style-name="Source_20_Text">HTTP_PORT=8080</text:span></text:p>
      <text:p text:style-name="Text_20_body">by this one:</text:p>
      <text:p text:style-name="P7"><text:span text:style-name="Source_20_Text">HTTP_PORT=8081</text:span></text:p>
      <text:p text:style-name="Text_20_body">then restart Jenkins:</text:p>
      <text:p text:style-name="P7"><text:span text:style-name="Source_20_Text">sudo service jenkins restart</text:span></text:p>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00:49:34.347524612</meta:creation-date>
    <meta:generator>LibreOffice/5.1.6.2$Linux_X86_64 LibreOffice_project/10m0$Build-2</meta:generator>
    <dc:date>2018-08-24T01:01:45.923970468</dc:date>
    <meta:editing-duration>PT31M25S</meta:editing-duration>
    <meta:editing-cycles>4</meta:editing-cycles>
    <meta:document-statistic meta:table-count="0" meta:image-count="0" meta:object-count="0" meta:page-count="2" meta:paragraph-count="44" meta:word-count="245" meta:character-count="1899" meta:non-whitespace-character-count="1694"/>
  </office:meta>
</office:document-meta>
</file>